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paragraph-rsid="0015b252"/>
    </style:style>
    <style:style style:name="P3" style:family="paragraph" style:parent-style-name="Standard">
      <style:text-properties officeooo:paragraph-rsid="0017a83a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3572d2" style:font-weight-asian="bold" style:font-weight-complex="bold"/>
    </style:style>
    <style:style style:name="P6" style:family="paragraph" style:parent-style-name="Standard">
      <style:text-properties fo:font-weight="bold" officeooo:rsid="00731df7" officeooo:paragraph-rsid="00b85170" style:font-weight-asian="bold" style:font-weight-complex="bold"/>
    </style:style>
    <style:style style:name="P7" style:family="paragraph" style:parent-style-name="Standard">
      <style:text-properties fo:font-weight="bold" officeooo:rsid="00618c70" officeooo:paragraph-rsid="00b85170" style:font-weight-asian="bold" style:font-weight-complex="bold"/>
    </style:style>
    <style:style style:name="P8" style:family="paragraph" style:parent-style-name="Standard">
      <style:text-properties fo:font-weight="bold" officeooo:paragraph-rsid="00b85170" style:font-weight-asian="bold" style:font-weight-complex="bold"/>
    </style:style>
    <style:style style:name="P9" style:family="paragraph" style:parent-style-name="Standard">
      <style:text-properties officeooo:paragraph-rsid="001968b1"/>
    </style:style>
    <style:style style:name="P10" style:family="paragraph" style:parent-style-name="Standard">
      <style:text-properties officeooo:paragraph-rsid="00731df7"/>
    </style:style>
    <style:style style:name="P11" style:family="paragraph" style:parent-style-name="Standard">
      <style:text-properties officeooo:paragraph-rsid="007f7068"/>
    </style:style>
    <style:style style:name="P12" style:family="paragraph" style:parent-style-name="Standard">
      <style:text-properties fo:font-style="italic" officeooo:paragraph-rsid="00b85170" style:font-style-asian="italic" style:font-style-complex="italic"/>
    </style:style>
    <style:style style:name="P13" style:family="paragraph" style:parent-style-name="Standard">
      <style:text-properties fo:font-style="italic" officeooo:rsid="007f7068" officeooo:paragraph-rsid="00b85170" style:font-style-asian="italic" style:font-style-complex="italic"/>
    </style:style>
    <style:style style:name="P14" style:family="paragraph" style:parent-style-name="Standard">
      <style:text-properties fo:font-style="italic" fo:font-weight="normal" officeooo:rsid="00c7fcf0" officeooo:paragraph-rsid="00c7fcf0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officeooo:paragraph-rsid="00b85170"/>
    </style:style>
    <style:style style:name="P16" style:family="paragraph" style:parent-style-name="Standard">
      <style:text-properties officeooo:paragraph-rsid="0048e86e"/>
    </style:style>
    <style:style style:name="P17" style:family="paragraph" style:parent-style-name="Standard">
      <style:text-properties officeooo:paragraph-rsid="00bd541c"/>
    </style:style>
    <style:style style:name="P18" style:family="paragraph" style:parent-style-name="Standard">
      <style:text-properties officeooo:paragraph-rsid="00ed9371"/>
    </style:style>
    <style:style style:name="P19" style:family="paragraph" style:parent-style-name="Standard">
      <style:text-properties officeooo:paragraph-rsid="00ffc72a"/>
    </style:style>
    <style:style style:name="P20" style:family="paragraph" style:parent-style-name="Standard">
      <style:text-properties officeooo:paragraph-rsid="00ba03b9"/>
    </style:style>
    <style:style style:name="P21" style:family="paragraph" style:parent-style-name="Text_20_body">
      <style:text-properties officeooo:paragraph-rsid="00b85170"/>
    </style:style>
    <style:style style:name="T1" style:family="text">
      <style:text-properties officeooo:rsid="0015b25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20cf" style:font-weight-asian="bold" style:font-weight-complex="bold"/>
    </style:style>
    <style:style style:name="T4" style:family="text">
      <style:text-properties fo:font-weight="bold" officeooo:rsid="00247c4f" style:font-weight-asian="bold" style:font-weight-complex="bold"/>
    </style:style>
    <style:style style:name="T5" style:family="text">
      <style:text-properties fo:font-weight="bold" officeooo:rsid="001968b1" style:font-weight-asian="bold" style:font-weight-complex="bold"/>
    </style:style>
    <style:style style:name="T6" style:family="text">
      <style:text-properties fo:font-weight="bold" officeooo:rsid="010c29ce" style:font-weight-asian="bold" style:font-weight-complex="bold"/>
    </style:style>
    <style:style style:name="T7" style:family="text">
      <style:text-properties officeooo:rsid="001bf70d"/>
    </style:style>
    <style:style style:name="T8" style:family="text">
      <style:text-properties officeooo:rsid="0054db51"/>
    </style:style>
    <style:style style:name="T9" style:family="text">
      <style:text-properties officeooo:rsid="00667b36"/>
    </style:style>
    <style:style style:name="T10" style:family="text">
      <style:text-properties officeooo:rsid="007abb4c"/>
    </style:style>
    <style:style style:name="T11" style:family="text">
      <style:text-properties officeooo:rsid="007b08b4"/>
    </style:style>
    <style:style style:name="T12" style:family="text">
      <style:text-properties officeooo:rsid="007f7068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8075a1" style:font-weight-asian="normal" style:font-weight-complex="normal"/>
    </style:style>
    <style:style style:name="T15" style:family="text">
      <style:text-properties fo:font-weight="normal" officeooo:rsid="0081d79e" style:font-weight-asian="normal" style:font-weight-complex="normal"/>
    </style:style>
    <style:style style:name="T16" style:family="text">
      <style:text-properties fo:font-weight="normal" officeooo:rsid="0094be98" style:font-weight-asian="normal" style:font-weight-complex="normal"/>
    </style:style>
    <style:style style:name="T17" style:family="text">
      <style:text-properties fo:font-weight="normal" officeooo:rsid="009857ea" style:font-weight-asian="normal" style:font-weight-complex="normal"/>
    </style:style>
    <style:style style:name="T18" style:family="text">
      <style:text-properties fo:font-weight="normal" officeooo:rsid="009f9088" style:font-weight-asian="normal" style:font-weight-complex="normal"/>
    </style:style>
    <style:style style:name="T19" style:family="text">
      <style:text-properties fo:font-weight="normal" officeooo:rsid="00a0508d" style:font-weight-asian="normal" style:font-weight-complex="normal"/>
    </style:style>
    <style:style style:name="T20" style:family="text">
      <style:text-properties fo:font-weight="normal" officeooo:rsid="00a07168" style:font-weight-asian="normal" style:font-weight-complex="normal"/>
    </style:style>
    <style:style style:name="T21" style:family="text">
      <style:text-properties fo:font-weight="normal" officeooo:rsid="00a22ca6" style:font-weight-asian="normal" style:font-weight-complex="normal"/>
    </style:style>
    <style:style style:name="T22" style:family="text">
      <style:text-properties fo:font-weight="normal" officeooo:rsid="00a49c53" style:font-weight-asian="normal" style:font-weight-complex="normal"/>
    </style:style>
    <style:style style:name="T23" style:family="text">
      <style:text-properties fo:font-weight="normal" officeooo:rsid="00a806e2" style:font-weight-asian="normal" style:font-weight-complex="normal"/>
    </style:style>
    <style:style style:name="T24" style:family="text">
      <style:text-properties fo:font-weight="normal" officeooo:rsid="007f49d4" style:font-weight-asian="normal" style:font-weight-complex="normal"/>
    </style:style>
    <style:style style:name="T25" style:family="text">
      <style:text-properties fo:font-weight="normal" officeooo:rsid="00a9e997" style:font-weight-asian="normal" style:font-weight-complex="normal"/>
    </style:style>
    <style:style style:name="T26" style:family="text">
      <style:text-properties fo:font-weight="normal" officeooo:rsid="00aabcf0" style:font-weight-asian="normal" style:font-weight-complex="normal"/>
    </style:style>
    <style:style style:name="T27" style:family="text">
      <style:text-properties fo:font-weight="normal" officeooo:rsid="00fdcea8" style:font-weight-asian="normal" style:font-weight-complex="normal"/>
    </style:style>
    <style:style style:name="T28" style:family="text">
      <style:text-properties fo:font-weight="normal" officeooo:rsid="00ffc72a" style:font-weight-asian="normal" style:font-weight-complex="normal"/>
    </style:style>
    <style:style style:name="T29" style:family="text">
      <style:text-properties fo:font-weight="normal" officeooo:rsid="010001c8" style:font-weight-asian="normal" style:font-weight-complex="normal"/>
    </style:style>
    <style:style style:name="T30" style:family="text">
      <style:text-properties officeooo:rsid="00845fcd"/>
    </style:style>
    <style:style style:name="T31" style:family="text">
      <style:text-properties fo:font-style="normal" officeooo:rsid="0083a78a" style:font-style-asian="normal" style:font-style-complex="normal"/>
    </style:style>
    <style:style style:name="T32" style:family="text">
      <style:text-properties fo:font-style="normal" officeooo:rsid="0086816a" style:font-style-asian="normal" style:font-style-complex="normal"/>
    </style:style>
    <style:style style:name="T33" style:family="text">
      <style:text-properties fo:font-style="normal" officeooo:rsid="00b230fe" style:font-style-asian="normal" style:font-style-complex="normal"/>
    </style:style>
    <style:style style:name="T34" style:family="text">
      <style:text-properties fo:font-style="normal" officeooo:rsid="00b33698" style:font-style-asian="normal" style:font-style-complex="normal"/>
    </style:style>
    <style:style style:name="T35" style:family="text">
      <style:text-properties fo:font-style="normal" officeooo:rsid="00b42977" style:font-style-asian="normal" style:font-style-complex="normal"/>
    </style:style>
    <style:style style:name="T36" style:family="text">
      <style:text-properties fo:font-style="normal" officeooo:rsid="00b517d0" style:font-style-asian="normal" style:font-style-complex="normal"/>
    </style:style>
    <style:style style:name="T37" style:family="text">
      <style:text-properties fo:font-style="normal" officeooo:rsid="00c3edb7" style:font-style-asian="normal" style:font-style-complex="normal"/>
    </style:style>
    <style:style style:name="T38" style:family="text">
      <style:text-properties fo:font-style="normal" officeooo:rsid="00c449e0" style:font-style-asian="normal" style:font-style-complex="normal"/>
    </style:style>
    <style:style style:name="T39" style:family="text">
      <style:text-properties fo:font-style="normal" officeooo:rsid="00d6ab30" style:font-style-asian="normal" style:font-style-complex="normal"/>
    </style:style>
    <style:style style:name="T40" style:family="text">
      <style:text-properties officeooo:rsid="00871b61"/>
    </style:style>
    <style:style style:name="T41" style:family="text">
      <style:text-properties officeooo:rsid="0099c1f6"/>
    </style:style>
    <style:style style:name="T42" style:family="text">
      <style:text-properties officeooo:rsid="009bb549"/>
    </style:style>
    <style:style style:name="T43" style:family="text">
      <style:text-properties officeooo:rsid="00a806e2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83a78a" style:font-style-asian="italic" style:font-style-complex="italic"/>
    </style:style>
    <style:style style:name="T46" style:family="text">
      <style:text-properties fo:font-style="italic" officeooo:rsid="00845fcd" style:font-style-asian="italic" style:font-style-complex="italic"/>
    </style:style>
    <style:style style:name="T47" style:family="text">
      <style:text-properties fo:font-style="italic" officeooo:rsid="00862c3d" style:font-style-asian="italic" style:font-style-complex="italic"/>
    </style:style>
    <style:style style:name="T48" style:family="text">
      <style:text-properties fo:font-style="italic" officeooo:rsid="00b230fe" style:font-style-asian="italic" style:font-style-complex="italic"/>
    </style:style>
    <style:style style:name="T49" style:family="text">
      <style:text-properties fo:font-style="italic" officeooo:rsid="00eefd46" style:font-style-asian="italic" style:font-style-complex="italic"/>
    </style:style>
    <style:style style:name="T50" style:family="text">
      <style:text-properties fo:font-style="italic" officeooo:rsid="010f4633" style:font-style-asian="italic" style:font-style-complex="italic"/>
    </style:style>
    <style:style style:name="T51" style:family="text">
      <style:text-properties officeooo:rsid="00b81d2d"/>
    </style:style>
    <style:style style:name="T52" style:family="text">
      <style:text-properties officeooo:rsid="00bbac99"/>
    </style:style>
    <style:style style:name="T53" style:family="text">
      <style:text-properties officeooo:rsid="00bcdc5f"/>
    </style:style>
    <style:style style:name="T54" style:family="text">
      <style:text-properties officeooo:rsid="00bd541c"/>
    </style:style>
    <style:style style:name="T55" style:family="text">
      <style:text-properties officeooo:rsid="00bea34f"/>
    </style:style>
    <style:style style:name="T56" style:family="text">
      <style:text-properties officeooo:rsid="00c00868"/>
    </style:style>
    <style:style style:name="T57" style:family="text">
      <style:text-properties officeooo:rsid="00c039e3"/>
    </style:style>
    <style:style style:name="T58" style:family="text">
      <style:text-properties officeooo:rsid="00c0ad0d"/>
    </style:style>
    <style:style style:name="T59" style:family="text">
      <style:text-properties officeooo:rsid="00c1fa95"/>
    </style:style>
    <style:style style:name="T60" style:family="text">
      <style:text-properties officeooo:rsid="00cbcdc7"/>
    </style:style>
    <style:style style:name="T61" style:family="text">
      <style:text-properties officeooo:rsid="00cd7606"/>
    </style:style>
    <style:style style:name="T62" style:family="text">
      <style:text-properties officeooo:rsid="00cf1cfc"/>
    </style:style>
    <style:style style:name="T63" style:family="text">
      <style:text-properties officeooo:rsid="00d19c95"/>
    </style:style>
    <style:style style:name="T64" style:family="text">
      <style:text-properties officeooo:rsid="00ebb2cd"/>
    </style:style>
    <style:style style:name="T65" style:family="text">
      <style:text-properties officeooo:rsid="00ec8767"/>
    </style:style>
    <style:style style:name="T66" style:family="text">
      <style:text-properties officeooo:rsid="00ef9959"/>
    </style:style>
    <style:style style:name="T67" style:family="text">
      <style:text-properties officeooo:rsid="00f27575"/>
    </style:style>
    <style:style style:name="T68" style:family="text">
      <style:text-properties officeooo:rsid="00f54442"/>
    </style:style>
    <style:style style:name="T69" style:family="text">
      <style:text-properties officeooo:rsid="010a0871"/>
    </style:style>
    <style:style style:name="T70" style:family="text">
      <style:text-properties officeooo:rsid="010f4633"/>
    </style:style>
    <style:style style:name="T71" style:family="text">
      <style:text-properties officeooo:rsid="011027af"/>
    </style:style>
    <style:style style:name="T72" style:family="text">
      <style:text-properties officeooo:rsid="01130586"/>
    </style:style>
    <style:style style:name="T73" style:family="text">
      <style:text-properties officeooo:rsid="01170463"/>
    </style:style>
    <style:style style:name="T74" style:family="text">
      <style:text-properties officeooo:rsid="01182d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yan McClue</text:p>
      <text:p text:style-name="P2">0404316124 | re.mcclue@protonmail.com | <text:span text:style-name="T1">Sydney, NSW |</text:span></text:p>
      <text:p text:style-name="P2"><text:s/>github.com/ryan-mcclue | linkedin.com/in/ryan-mcclue/</text:p>
      <text:p text:style-name="P2"/>
      <text:p text:style-name="P3"><text:span text:style-name="T2">E</text:span><text:span text:style-name="T3">DUCATION</text:span></text:p>
      <text:p text:style-name="P9"><text:span text:style-name="T2">Bachelor of Computer Science</text:span> <text:s text:c="90"/><text:span text:style-name="T5">2021-2024</text:span></text:p>
      <text:p text:style-name="P9">University of New South Wales</text:p>
      <text:p text:style-name="P10"/>
      <text:p text:style-name="P4"><text:span text:style-name="T7">SKILLS DEMONSTRATED</text:span> </text:p>
      <text:p text:style-name="Standard"><text:span text:style-name="T2">Music </text:span><text:span text:style-name="T6">Visualiser</text:span><text:span text:style-name="T2"> GUI</text:span> <text:s text:c="114"/><text:span text:style-name="T2">2024</text:span> </text:p>
      <text:p text:style-name="P20"><text:span text:style-name="T50">Linux Fast Fourier Transform </text:span><text:span text:style-name="T44">visualiser in C/C++</text:span></text:p>
      <text:p text:style-name="P16">Im<text:span text:style-name="T8">p</text:span>lemented <text:span text:style-name="T52">animated button/slider/scrollbar UI widgets </text:span>from scratch using <text:span text:style-name="T61">custom </text:span><text:span text:style-name="T62">zsorted </text:span><text:span text:style-name="T61">push buffer with</text:span> <text:span text:style-name="T52">primitive </text:span><text:span text:style-name="T53">draw routines, </text:span>resulting in a<text:span text:style-name="T64">n interactive</text:span> user experience.</text:p>
      <text:p text:style-name="P17"><text:span text:style-name="T54">Asynchronously loaded/parsed a </text:span><text:span text:style-name="T69">1</text:span><text:span text:style-name="T54">million entry dataset file using pthreads, improving system load performance by reducing </text:span><text:span text:style-name="T63">file processing</text:span><text:span text:style-name="T54"> time </text:span><text:span text:style-name="T65">by 50%</text:span><text:span text:style-name="T54">.</text:span></text:p>
      <text:p text:style-name="P18"><text:span text:style-name="T67">Created a code and asset hot-reloading system </text:span><text:span text:style-name="T72">that </text:span><text:span text:style-name="T67">allow</text:span><text:span text:style-name="T72">ed</text:span><text:span text:style-name="T67"> </text:span><text:span text:style-name="T70">runtime </text:span><text:span text:style-name="T67">application </text:span><text:span text:style-name="T70">modification</text:span><text:span text:style-name="T67">, improving </text:span><text:span text:style-name="T68">iteration speed.</text:span></text:p>
      <text:p text:style-name="Standard"><text:span text:style-name="T57">Incorporated</text:span> <text:span text:style-name="T57">a </text:span><text:span text:style-name="T56">G</text:span><text:span text:style-name="T55">itlab </text:span><text:span text:style-name="T56">workflow</text:span><text:span text:style-name="T55"> </text:span>CI <text:span text:style-name="T71">system that ran</text:span><text:span text:style-name="T66"> applicatio</text:span><text:span text:style-name="T71">n in headless mode</text:span><text:span text:style-name="T66">, allowing</text:span><text:span text:style-name="T58"> </text:span>static <text:span text:style-name="T66">and dynamic </text:span>ana<text:span text:style-name="T57">lysis</text:span> <text:span text:style-name="T66">to be performed</text:span><text:span text:style-name="T58"> to </text:span>enhanc<text:span text:style-name="T58">e</text:span> <text:span text:style-name="T58">code </text:span><text:span text:style-name="T59">security</text:span><text:span text:style-name="T58">.</text:span></text:p>
      <text:p text:style-name="Standard"/>
      <text:p text:style-name="P8"><text:span text:style-name="T30">Custom </text:span><text:span text:style-name="T10">Object Detection Algorithm </text:span><text:span text:style-name="T51">(Group Project) <text:s text:c="61"/></text:span><text:span text:style-name="T12">2023</text:span></text:p>
      <text:p text:style-name="P15"><text:span text:style-name="T45">Ensemble </text:span><text:span text:style-name="T46">l</text:span><text:span text:style-name="T47">earning </text:span><text:span text:style-name="T48">penguin/turtle computer vision</text:span><text:span text:style-name="T47"> </text:span><text:span text:style-name="T49">detector</text:span><text:span text:style-name="T47"> using OpenCV and PyTorch.</text:span></text:p>
      <text:p text:style-name="P21"><text:span text:style-name="T31">Designed </text:span><text:span text:style-name="T33">a</text:span><text:span text:style-name="T32"> </text:span><text:span text:style-name="T31">genetic algorithm </text:span><text:span text:style-name="T33">that </text:span><text:span text:style-name="T34">approximated</text:span><text:span text:style-name="T31"> bounding boxes </text:span><text:span text:style-name="T33">of animals </text:span><text:span text:style-name="T39">within images</text:span><text:span text:style-name="T33">, </text:span><text:span text:style-name="T34">providing team of 4 with </text:span><text:span text:style-name="T35">annotated</text:span><text:span text:style-name="T34"> training data </text:span><text:span text:style-name="T37">that was used for the</text:span><text:span text:style-name="T34"> neural network and decision tree </text:span><text:span text:style-name="T38">components</text:span><text:span text:style-name="T36"> of the detector.</text:span></text:p>
      <text:p text:style-name="P7"><text:span text:style-name="T11">M</text:span>icrocontroller <text:span text:style-name="T11">T</text:span><text:span text:style-name="T9">raffic </text:span><text:span text:style-name="T11">C</text:span><text:span text:style-name="T9">ontroller </text:span><text:span text:style-name="T51">(Group Project)</text:span><text:span text:style-name="T9"> <text:s text:c="64"/></text:span><text:span text:style-name="T12">2022</text:span></text:p>
      <text:p text:style-name="P12"><text:span text:style-name="T41">T</text:span><text:span text:style-name="T40">raffic controller </text:span><text:span text:style-name="T41">simulation</text:span><text:span text:style-name="T40"> using </text:span><text:span text:style-name="T43">8bit-</text:span><text:span text:style-name="T40">AVR assembly on Arduino </text:span><text:span text:style-name="T42">platform.</text:span></text:p>
      <text:p text:style-name="P19"><text:span text:style-name="T23">I</text:span><text:span text:style-name="T24">mplemented</text:span><text:span text:style-name="T25"> </text:span><text:span text:style-name="T27">16bit-</text:span><text:span text:style-name="T28">addressable</text:span><text:span text:style-name="T27"> </text:span><text:span text:style-name="T24">queue </text:span><text:span text:style-name="T26">data structure in assembl</text:span><text:span text:style-name="T27">y, </text:span><text:span text:style-name="T25">providing group of 4 with a </text:span><text:span text:style-name="T28">simpl</text:span><text:span text:style-name="T29">e</text:span><text:span text:style-name="T28"> way to manage core program logic that resembled higher level language APIs.</text:span></text:p>
      <text:p text:style-name="P6"/>
      <text:p text:style-name="P6"><text:span text:style-name="T10">CRUD Website </text:span><text:span text:style-name="T51">(Group Project) <text:s text:c="96"/></text:span><text:span text:style-name="T12">2021</text:span></text:p>
      <text:p text:style-name="P13"><text:span text:style-name="T13">Forum-style websit</text:span><text:span text:style-name="T17">e</text:span><text:span text:style-name="T13"> with full CRUD functionality using Python Flask.</text:span></text:p>
      <text:p text:style-name="P15"><text:span text:style-name="T14">Led design efforts in a team of 5, </text:span><text:span text:style-name="T18">coding a </text:span><text:span text:style-name="T20">generic request parser</text:span><text:span text:style-name="T19"> that simplified</text:span><text:span text:style-name="T18"> </text:span><text:span text:style-name="T19">adding </text:span><text:span text:style-name="T14">RESTful </text:span><text:span text:style-name="T20">API</text:span><text:span text:style-name="T14"> </text:span><text:span text:style-name="T19">endpoints </text:span><text:span text:style-name="T20">under TDD</text:span><text:span text:style-name="T14">.</text:span></text:p>
      <text:p text:style-name="P15"><text:span text:style-name="T16">Organised</text:span><text:span text:style-name="T15"> </text:span><text:span text:style-name="T21">A</text:span><text:span text:style-name="T15">gile sprints </text:span><text:span text:style-name="T22">and code reviews</text:span><text:span text:style-name="T15"> </text:span><text:span text:style-name="T21">through MS teams and Trello, </text:span><text:span text:style-name="T22">providing a streamlined workflow</text:span><text:span text:style-name="T15"> </text:span><text:span text:style-name="T22">to ensure adaptable code.</text:span></text:p>
      <text:p text:style-name="P4"/>
      <text:p text:style-name="Standard"><text:span text:style-name="T2">Marine Technician - Royal Australian Na</text:span><text:span text:style-name="T4">vy <text:s text:c="77"/></text:span><text:span text:style-name="T2">2020</text:span></text:p>
      <text:p text:style-name="P14">HMAS Cerberus, Victori<text:span text:style-name="T60">a</text:span></text:p>
      <text:p text:style-name="Standard">Lead <text:span text:style-name="T74">a </text:span>class of 24 by coordinating marching drills and other basic training fundamentals,</text:p>
      <text:p text:style-name="Standard">demonstrating strong communication skills.</text:p>
      <text:p text:style-name="Standard">Worked in a team of 6 to clean living areas, perform kit maintenance and provide peer support, </text:p>
      <text:p text:style-name="Standard">learning how to collaborate in a team environment.</text:p>
      <text:p text:style-name="Standard">Performed weekly early morning activities at 4am and completed milestone events</text:p>
      <text:p text:style-name="P11">involving physical and mental evaluations resulting in an appreciation for challenging work.</text:p>
      <text:p text:style-name="Standard"/>
      <text:p text:style-name="P5">VOLUNTEER WORK</text:p>
      <text:p text:style-name="Standard"><text:span text:style-name="T2">Guide Dogs NSW/ACT</text:span> <text:s text:c="102"/><text:span text:style-name="T2">2014-2022</text:span></text:p>
      <text:p text:style-name="Standard">Assisted with puppy raising Labrador till 24months old. </text:p>
      <text:p text:style-name="Standard">Took dog on regular walks, performed obedience training and engaged in socialisation experienc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3T15:11:37.168282245</meta:creation-date>
    <dc:date>2024-09-08T14:25:19.968847326</dc:date>
    <meta:editing-duration>PT3H48M9S</meta:editing-duration>
    <meta:editing-cycles>182</meta:editing-cycles>
    <meta:generator>LibreOffice/6.4.7.2$Linux_X86_64 LibreOffice_project/40$Build-2</meta:generator>
    <meta:document-statistic meta:table-count="0" meta:image-count="0" meta:object-count="0" meta:page-count="1" meta:paragraph-count="35" meta:word-count="366" meta:character-count="3215" meta:non-whitespace-character-count="2275"/>
  </office:meta>
</office:document-meta>
</file>